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67mm"/>
    </style:style>
    <style:style style:name="co2" style:family="table-column">
      <style:table-column-properties fo:break-before="auto" style:column-width="78.55mm"/>
    </style:style>
    <style:style style:name="co3" style:family="table-column">
      <style:table-column-properties fo:break-before="auto" style:column-width="68.6mm"/>
    </style:style>
    <style:style style:name="co4" style:family="table-column">
      <style:table-column-properties fo:break-before="auto" style:column-width="36.11mm"/>
    </style:style>
    <style:style style:name="co5" style:family="table-column">
      <style:table-column-properties fo:break-before="auto" style:column-width="35.84mm"/>
    </style:style>
    <style:style style:name="co6" style:family="table-column">
      <style:table-column-properties fo:break-before="auto" style:column-width="18.7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16.74mm"/>
    </style:style>
    <style:style style:name="co9" style:family="table-column">
      <style:table-column-properties fo:break-before="auto" style:column-width="20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19.35mm"/>
    </style:style>
    <style:style style:name="co12" style:family="table-column">
      <style:table-column-properties fo:break-before="auto" style:column-width="25.68mm"/>
    </style:style>
    <style:style style:name="co13" style:family="table-column">
      <style:table-column-properties fo:break-before="auto" style:column-width="22.8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b2b2b2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40" style:text-underline-style="none"/>
    </style:style>
    <style:style style:name="ce27" style:family="table-cell" style:parent-style-name="Default">
      <style:text-properties fo:color="#000040" style:text-underline-style="none"/>
    </style:style>
    <style:style style:name="ce41" style:family="table-cell" style:parent-style-name="Default">
      <style:table-cell-properties fo:background-color="#b2b2b2"/>
      <style:text-properties fo:color="#000040" style:text-underline-style="none"/>
    </style:style>
    <style:style style:name="ce35" style:family="table-cell" style:parent-style-name="Excel_20_Built-in_20_Hyperlink">
      <style:text-properties fo:color="#000040" style:text-underline-style="none"/>
    </style:style>
    <style:style style:name="ce42" style:family="table-cell" style:parent-style-name="Default">
      <style:table-cell-properties fo:background-color="#b2b2b2" fo:wrap-option="wrap"/>
      <style:text-properties fo:color="#00004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Excel_20_Built-in_20_Hyperlink">
      <style:table-cell-properties fo:background-color="#b2b2b2"/>
      <style:text-properties fo:color="#000040" style:font-name="Arial" fo:font-size="10pt" style:text-underline-style="none" style:font-size-asian="10pt" style:font-size-complex="10pt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0" style:family="table-cell" style:parent-style-name="Excel_20_Built-in_20_Hyperlink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4"/>
    <style:style style:name="ce15" style:family="table-cell" style:parent-style-name="Excel_20_Built-in_20_Currency" style:data-style-name="N121"/>
    <style:style style:name="ce16" style:family="table-cell" style:parent-style-name="Excel_20_Built-in_20_Currency" style:data-style-name="N10136"/>
    <style:style style:name="ce17" style:family="table-cell" style:parent-style-name="Excel_20_Built-in_20_Currency" style:data-style-name="N121">
      <style:table-cell-properties fo:background-color="#b2b2b2"/>
    </style:style>
    <style:style style:name="ce45" style:family="table-cell" style:parent-style-name="Excel_20_Built-in_20_Currency" style:data-style-name="N10136">
      <style:table-cell-properties fo:background-color="#b2b2b2"/>
    </style:style>
    <style:style style:name="ce18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Schematic ID</text:p>
          </table:table-cell>
          <table:table-cell table:style-name="ce11" office:value-type="string" calcext:value-type="string">
            <text:p>Footprint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Website</text:p>
          </table:table-cell>
          <table:table-cell table:style-name="ce1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opulat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1</text:p>
          </table:table-cell>
          <table:table-cell office:value-type="string" calcext:value-type="string">
            <text:p>SOT89-3</text:p>
          </table:table-cell>
          <table:table-cell office:value-type="string" calcext:value-type="string">
            <text:p>MGA-30889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mouser.com/ds/2/678/V02-2250EN_DS_MGA-30889_2013-11-110-909140.pdf" xlink:type="simple">http://www.mouser.com/ds/2/678/V02-2250EN_DS_MGA-30889_2013-11-110-909140.pdf</text:a> </text:p>
          </table:table-cell>
          <table:table-cell table:style-name="ce3" office:value-type="string" calcext:value-type="string">
            <text:p><text:a xlink:href="http://ca.mouser.com/Search/ProductDetail.aspx?R=MGA-30889-BLKGvirtualkey63050000virtualkey630-MGA-30889-BLKG" xlink:type="simple">http://ca.mouser.com/Search/ProductDetail.aspx?R=MGA-30889-BLKGvirtualkey63050000virtualkey630-MGA-30889-BLKG</text:a> </text:p>
          </table:table-cell>
          <table:table-cell table:style-name="ce15"/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TENUATOR1</text:p>
          </table:table-cell>
          <table:table-cell office:value-type="string" calcext:value-type="string">
            <text:p>QFN 4x4</text:p>
          </table:table-cell>
          <table:table-cell office:value-type="string" calcext:value-type="string">
            <text:p>SKY12347-362LF</text:p>
          </table:table-cell>
          <table:table-cell office:value-type="string" calcext:value-type="string">
            <text:p>Skywork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<text:a xlink:href="http://www.skyworksinc.com/uploads/documents/201371B.pdf" xlink:type="simple">www.skyworksinc.com/uploads/documents/201371B.pdf</text:a></text:p>
          </table:table-cell>
          <table:table-cell table:style-name="ce3" office:value-type="string" calcext:value-type="string">
            <text:p><text:a xlink:href="http://ca.mouser.com/ProductDetail/Skyworks/SKY12347-362LF/?qs=%2Fha2pyFadugGosJzuA9lyV0J0Wmp76mbLLCCJHaam7U%3D" xlink:type="simple">http://ca.mouser.com/ProductDetail/Skyworks/SKY12347-362LF/?qs=%2fha2pyFadugGosJzuA9lyV0J0Wmp76mbLLCCJHaam7U%3d</text:a> </text:p>
          </table:table-cell>
          <table:table-cell table:style-name="ce15"/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 C4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100nF Ceramic COG (GRM31C5C1H104JA01L)</text:p>
          </table:table-cell>
          <table:table-cell table:style-name="ce8" office:value-type="string" calcext:value-type="string">
            <text:p>Murata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Multilayer-Ceramic-Capacitors-MLCC-SMD-SMT_muRata_GRM319R71H104KA01D_100nF-104-10-50V_C86047.pdf" xlink:type="simple">https://datasheet.lcsc.com/szlcsc/Multilayer-Ceramic-Capacitors-MLCC-SMD-SMT_muRata_GRM319R71H104KA01D_100nF-104-10-50V_C86047.pdf</text:a></text:p>
          </table:table-cell>
          <table:table-cell table:style-name="ce3" office:value-type="string" calcext:value-type="string">
            <text:p><text:a xlink:href="https://lcsc.com/product-detail/Multilayer-Ceramic-Capacitors-MLCC-SMD-SMT_muRata_GRM31C5C1H104JA01L_100nF-104-5-50V_C97946.html" xlink:type="simple">https://lcsc.com/product-detail/Multilayer-Ceramic-Capacitors-MLCC-SMD-SMT_muRata_GRM31C5C1H104JA01L_100nF-104-5-50V_C97946.html</text:a>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, C5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100pF Ceramic COG (1206CG101J500NT)</text:p>
          </table:table-cell>
          <table:table-cell table:style-name="ce27" office:value-type="string" calcext:value-type="string">
            <text:p>Fenghua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Multilayer-Ceramic-Capacitors-MLCC-SMD-SMT_FH_1206CG101J500NT_100pF-101-5-50V_C1884.pdf" xlink:type="simple">https://datasheet.lcsc.com/szlcsc/Multilayer-Ceramic-Capacitors-MLCC-SMD-SMT_FH_1206CG101J500NT_100pF-101-5-50V_C1884.pdf</text:a> </text:p>
          </table:table-cell>
          <table:table-cell table:style-name="ce3" office:value-type="string" calcext:value-type="string">
            <text:p><text:a xlink:href="https://lcsc.com/product-detail/Multilayer-Ceramic-Capacitors-MLCC-SMD-SMT_FH_1206CG101J500NT_100pF-101-5-50V_C1884.html" xlink:type="simple">https://lcsc.com/product-detail/Multilayer-Ceramic-Capacitors-MLCC-SMD-SMT_FH_1206CG101J500NT_100pF-101-5-50V_C1884.html</text:a> 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, C6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100nF Ceramic COG (GRM31C5C1H104JA01L)</text:p>
          </table:table-cell>
          <table:table-cell table:style-name="ce8" office:value-type="string" calcext:value-type="string">
            <text:p>Murata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Multilayer-Ceramic-Capacitors-MLCC-SMD-SMT_muRata_GRM319R71H104KA01D_100nF-104-10-50V_C86047.pdf" xlink:type="simple">https://datasheet.lcsc.com/szlcsc/Multilayer-Ceramic-Capacitors-MLCC-SMD-SMT_muRata_GRM319R71H104KA01D_100nF-104-10-50V_C86047.pdf</text:a></text:p>
          </table:table-cell>
          <table:table-cell table:style-name="ce3" office:value-type="string" calcext:value-type="string">
            <text:p><text:a xlink:href="https://lcsc.com/product-detail/Multilayer-Ceramic-Capacitors-MLCC-SMD-SMT_muRata_GRM31C5C1H104JA01L_100nF-104-5-50V_C97946.html" xlink:type="simple">https://lcsc.com/product-detail/Multilayer-Ceramic-Capacitors-MLCC-SMD-SMT_muRata_GRM31C5C1H104JA01L_100nF-104-5-50V_C97946.html</text:a>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100nF Ceramic COG (GRM31C5C1H104JA01L)</text:p>
          </table:table-cell>
          <table:table-cell table:style-name="ce8" office:value-type="string" calcext:value-type="string">
            <text:p>Murata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Multilayer-Ceramic-Capacitors-MLCC-SMD-SMT_muRata_GRM319R71H104KA01D_100nF-104-10-50V_C86047.pdf" xlink:type="simple">https://datasheet.lcsc.com/szlcsc/Multilayer-Ceramic-Capacitors-MLCC-SMD-SMT_muRata_GRM319R71H104KA01D_100nF-104-10-50V_C86047.pdf</text:a></text:p>
          </table:table-cell>
          <table:table-cell table:style-name="ce3" office:value-type="string" calcext:value-type="string">
            <text:p><text:a xlink:href="https://lcsc.com/product-detail/Multilayer-Ceramic-Capacitors-MLCC-SMD-SMT_muRata_GRM31C5C1H104JA01L_100nF-104-5-50V_C97946.html" xlink:type="simple">https://lcsc.com/product-detail/Multilayer-Ceramic-Capacitors-MLCC-SMD-SMT_muRata_GRM31C5C1H104JA01L_100nF-104-5-50V_C97946.html</text:a>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C8 – C15, R6 – R9</text:p>
          </table:table-cell>
          <table:table-cell table:style-name="ce9" office:value-type="string" calcext:value-type="string">
            <text:p>1206 (3216)</text:p>
          </table:table-cell>
          <table:table-cell table:style-name="ce9" office:value-type="string" calcext:value-type="string">
            <text:p>For Amp Bias Future Proofing</text:p>
          </table:table-cell>
          <table:table-cell table:style-name="ce41"/>
          <table:table-cell table:style-name="ce9" table:number-columns-repeated="4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3"/>
          <table:table-cell table:style-name="ce9" table:number-columns-repeated="991"/>
        </table:table-row>
        <table:table-row table:style-name="ro1">
          <table:table-cell office:value-type="string" calcext:value-type="string">
            <text:p>C16,C17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2.2uF Ceramic Xr7 (CC1206KKX7R7BB225)</text:p>
          </table:table-cell>
          <table:table-cell table:style-name="ce35" office:value-type="string" calcext:value-type="string">
            <text:p>YAGEO 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Multilayer-Ceramic-Capacitors-MLCC-SMD-SMT_YAGEO_CC1206KKX7R7BB225_2-2uF-225-10-16V_C107183.pdf" xlink:type="simple">https://datasheet.lcsc.com/szlcsc/Multilayer-Ceramic-Capacitors-MLCC-SMD-SMT_YAGEO_CC1206KKX7R7BB225_2-2uF-225-10-16V_C107183.pdf</text:a> </text:p>
          </table:table-cell>
          <table:table-cell office:value-type="string" calcext:value-type="string">
            <text:p><text:a xlink:href="https://lcsc.com/product-detail/Multilayer-Ceramic-Capacitors-MLCC-SMD-SMT_YAGEO_CC1206KKX7R7BB225_2-2uF-225-10-16V_C107183.html" xlink:type="simple">https://lcsc.com/product-detail/Multilayer-Ceramic-Capacitors-MLCC-SMD-SMT_YAGEO_CC1206KKX7R7BB225_2-2uF-225-10-16V_C107183.html</text:a>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1206 (3216)</text:p>
          </table:table-cell>
          <table:table-cell table:style-name="ce9" office:value-type="string" calcext:value-type="string">
            <text:p>LED Yellow</text:p>
          </table:table-cell>
          <table:table-cell table:style-name="ce41"/>
          <table:table-cell table:style-name="ce9" table:number-columns-repeated="3"/>
          <table:table-cell table:style-name="ce17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3"/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1206 (3216)</text:p>
          </table:table-cell>
          <table:table-cell table:style-name="ce9" office:value-type="string" calcext:value-type="string">
            <text:p>LED 2mA Red</text:p>
          </table:table-cell>
          <table:table-cell table:style-name="ce42" office:value-type="string" calcext:value-type="string">
            <text:p>ReliaPro </text:p>
          </table:table-cell>
          <table:table-cell table:style-name="ce9" office:value-type="string" calcext:value-type="string">
            <text:p>LCSC</text:p>
          </table:table-cell>
          <table:table-cell table:style-name="ce40" office:value-type="string" calcext:value-type="string">
            <text:p><text:a xlink:href="https://datasheet.lcsc.com/szlcsc/Light-Emitting-Diodes-LED_ReliaPro_KT-1206Red-LED_LEDBright-red-light-1206_C49018.pdf" xlink:type="simple">https://datasheet.lcsc.com/szlcsc/Light-Emitting-Diodes-LED_ReliaPro_KT-1206Red-LED_LEDBright-red-light-1206_C49018.pdf</text:a> </text:p>
          </table:table-cell>
          <table:table-cell table:style-name="ce40" office:value-type="string" calcext:value-type="string">
            <text:p><text:a xlink:href="https://lcsc.com/product-detail/Light-Emitting-Diodes-LED_ReliaPro_KT-1206Red-LED_LEDBright-red-light-1206_C49018.html" xlink:type="simple">https://lcsc.com/product-detail/Light-Emitting-Diodes-LED_ReliaPro_KT-1206Red-LED_LEDBright-red-light-1206_C49018.html</text:a> </text:p>
          </table:table-cell>
          <table:table-cell table:style-name="ce17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3"/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1206 (3216)</text:p>
          </table:table-cell>
          <table:table-cell table:style-name="ce9" office:value-type="string" calcext:value-type="string">
            <text:p>LED 2mA Blue</text:p>
          </table:table-cell>
          <table:table-cell table:style-name="ce13" office:value-type="string" calcext:value-type="string">
            <text:p>KENTO </text:p>
          </table:table-cell>
          <table:table-cell table:style-name="ce9" office:value-type="string" calcext:value-type="string">
            <text:p>LCSC</text:p>
          </table:table-cell>
          <table:table-cell table:style-name="ce40" office:value-type="string" calcext:value-type="string">
            <text:p><text:a xlink:href="https://datasheet.lcsc.com/szlcsc/Light-Emitting-Diodes-LED_KENTO_1206B_SMDSMD-1206-blue_C72691.pdf" xlink:type="simple">https://datasheet.lcsc.com/szlcsc/Light-Emitting-Diodes-LED_KENTO_1206B_SMDSMD-1206-blue_C72691.pdf</text:a> </text:p>
          </table:table-cell>
          <table:table-cell table:style-name="ce40" office:value-type="string" calcext:value-type="string">
            <text:p><text:a xlink:href="https://lcsc.com/product-detail/Light-Emitting-Diodes-LED_KENTO_1206B_SMDSMD-1206-blue_C72691.html" xlink:type="simple">https://lcsc.com/product-detail/Light-Emitting-Diodes-LED_KENTO_1206B_SMDSMD-1206-blue_C72691.html</text:a> </text:p>
          </table:table-cell>
          <table:table-cell table:style-name="ce45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3"/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L1, L3</text:p>
          </table:table-cell>
          <table:table-cell table:style-name="ce9" office:value-type="string" calcext:value-type="string">
            <text:p>user defined</text:p>
          </table:table-cell>
          <table:table-cell table:style-name="ce9" office:value-type="string" calcext:value-type="string">
            <text:p>100uH</text:p>
          </table:table-cell>
          <table:table-cell table:style-name="ce41"/>
          <table:table-cell table:style-name="ce9" table:number-columns-repeated="3"/>
          <table:table-cell table:style-name="ce17"/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3"/>
          <table:table-cell table:style-name="ce9" table:number-columns-repeated="991"/>
        </table:table-row>
        <table:table-row table:style-name="ro1">
          <table:table-cell office:value-type="string" calcext:value-type="string">
            <text:p>L2, L4</text:p>
          </table:table-cell>
          <table:table-cell office:value-type="string" calcext:value-type="string">
            <text:p>1812 (4532)</text:p>
          </table:table-cell>
          <table:table-cell office:value-type="string" calcext:value-type="string">
            <text:p>0.47uH non magnetic 0.8ohm (IMC1812ERR47K)</text:p>
          </table:table-cell>
          <table:table-cell table:style-name="ce8" office:value-type="string" calcext:value-type="string">
            <text:p>Visha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com/ds/2/427/imc1812-239853.pdf" xlink:type="simple">http://www.mouser.com/ds/2/427/imc1812-239853.pdf</text:a> </text:p>
          </table:table-cell>
          <table:table-cell office:value-type="string" calcext:value-type="string">
            <text:p><text:a xlink:href="http://ca.mouser.com/Search/ProductDetail.aspx?R=IMC1812ERR47Kvirtualkey61300000virtualkey70-IMC1812.4710%25TR" xlink:type="simple">http://ca.mouser.com/Search/ProductDetail.aspx?R=IMC1812ERR47Kvirtualkey61300000virtualkey70-IMC1812.4710%25TR</text:a> 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L5</text:p>
          </table:table-cell>
          <table:table-cell table:style-name="ce9" office:value-type="string" calcext:value-type="string">
            <text:p>0805 (2012)</text:p>
          </table:table-cell>
          <table:table-cell table:style-name="ce9" office:value-type="string" calcext:value-type="string">
            <text:p>For Amp Bias Future Proofing</text:p>
          </table:table-cell>
          <table:table-cell table:style-name="ce41"/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3"/>
          <table:table-cell table:style-name="ce9" table:number-columns-repeated="991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2.54mm pitch 1x15</text:p>
          </table:table-cell>
          <table:table-cell office:value-type="string" calcext:value-type="string">
            <text:p>2.54mm 1x40P Reverse Bending Headers</text:p>
          </table:table-cell>
          <table:table-cell table:style-name="ce27" office:value-type="string" calcext:value-type="string">
            <text:p>ReliaPro 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Male-Header_ReliaPro_2-54mm-140P-Reverse-bending-HeadersPins_2-54mm-140P-Reverse-bending-HeadersPins_C29775.pdf" xlink:type="simple">https://datasheet.lcsc.com/szlcsc/Male-Header_ReliaPro_2-54mm-140P-Reverse-bending-HeadersPins_2-54mm-140P-Reverse-bending-HeadersPins_C29775.pdf</text:a> </text:p>
          </table:table-cell>
          <table:table-cell office:value-type="string" calcext:value-type="string">
            <text:p><text:a xlink:href="https://lcsc.com/product-detail/Male-Header_ReliaPro_2-54mm-140P-Reverse-bending-HeadersPins_2-54mm-140P-Reverse-bending-HeadersPins_C74252.html" xlink:type="simple">https://lcsc.com/product-detail/Male-Header_ReliaPro_2-54mm-140P-Reverse-bending-HeadersPins_2-54mm-140P-Reverse-bending-HeadersPins_C74252.html</text:a> </text:p>
          </table:table-cell>
          <table:table-cell table:style-name="ce15"/>
          <table:table-cell table:number-columns-repeated="2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1206 (3216)</text:p>
          </table:table-cell>
          <table:table-cell table:style-name="ce9" office:value-type="string" calcext:value-type="string">
            <text:p>Resistor LED Drivers</text:p>
          </table:table-cell>
          <table:table-cell table:style-name="ce41"/>
          <table:table-cell table:style-name="ce9" table:number-columns-repeated="3"/>
          <table:table-cell table:style-name="ce17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3"/>
          <table:table-cell table:style-name="ce9" table:number-columns-repeated="991"/>
        </table:table-row>
        <table:table-row table:style-name="ro1">
          <table:table-cell office:value-type="string" calcext:value-type="string">
            <text:p>R2, R3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Amp Bias 0ohm (1206W4J0000T5E)</text:p>
          </table:table-cell>
          <table:table-cell table:style-name="ce27"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Chip-Resistor-Surface-Mount-UniOhm_UniOhm_1206W4J0000T5E_0-0R0-5_C39126.pdf" xlink:type="simple">https://datasheet.lcsc.com/szlcsc/Chip-Resistor-Surface-Mount-UniOhm_UniOhm_1206W4J0000T5E_0-0R0-5_C39126.pdf</text:a> </text:p>
          </table:table-cell>
          <table:table-cell office:value-type="string" calcext:value-type="string">
            <text:p><text:a xlink:href="https://lcsc.com/product-detail/Chip-Resistor-Surface-Mount-UniOhm_UniOhm_1206W4J0000T5E_0-0R0-5_C39126.html" xlink:type="simple">https://lcsc.com/product-detail/Chip-Resistor-Surface-Mount-UniOhm_UniOhm_1206W4J0000T5E_0-0R0-5_C39126.html</text:a> 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4, R5</text:p>
          </table:table-cell>
          <table:table-cell table:style-name="ce9" office:value-type="string" calcext:value-type="string">
            <text:p>1206 (3216)</text:p>
          </table:table-cell>
          <table:table-cell table:style-name="ce9" office:value-type="string" calcext:value-type="string">
            <text:p>Resistor LED Drivers</text:p>
          </table:table-cell>
          <table:table-cell table:style-name="ce41"/>
          <table:table-cell table:style-name="ce9" table:number-columns-repeated="3"/>
          <table:table-cell table:style-name="ce17"/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3"/>
          <table:table-cell table:style-name="ce9" table:number-columns-repeated="991"/>
        </table:table-row>
        <table:table-row table:style-name="ro1">
          <table:table-cell office:value-type="string" calcext:value-type="string">
            <text:p>RF1, RF2</text:p>
          </table:table-cell>
          <table:table-cell/>
          <table:table-cell office:value-type="string" calcext:value-type="string">
            <text:p>SMA Edge Connectors</text:p>
          </table:table-cell>
          <table:table-cell table:style-name="ce27" office:value-type="string" calcext:value-type="string">
            <text:p>PinkPinkADay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style-name="ce15"/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Daughter Board</text:p>
          </table:table-cell>
          <table:table-cell table:style-name="ce27" office:value-type="string" calcext:value-type="string">
            <text:p>EasyEDA</text:p>
          </table:table-cell>
          <table:table-cell office:value-type="string" calcext:value-type="string">
            <text:p>EasyEDA</text:p>
          </table:table-cell>
          <table:table-cell/>
          <table:table-cell office:value-type="string" calcext:value-type="string">
            <text:p><text:a xlink:href="https://easyeda.com/" xlink:type="simple">https://easyeda.com/</text:a> </text:p>
          </table:table-cell>
          <table:table-cell table:style-name="ce18"/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" table:number-columns-repeated="2"/>
          <table:table-cell office:value-type="string" calcext:value-type="string">
            <text:p>Unpopulated (optional)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0P0" style:volatile="true">
      <number:currency-symbol number:language="en" number:country="CA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0P1" style:volatile="true">
      <number:text>-</number:text>
      <number:currency-symbol number:language="en" number:country="CA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0P2" style:volatile="true">
      <number:currency-symbol number:language="en" number:country="CA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4" loext:min-decimal-places="4" number:min-integer-digits="1" number:grouping="true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 number:grouping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5P0" style:volatile="true" number:language="en" number:country="CA">
      <number:currency-symbol>$</number:currency-symbol>
      <number:number number:decimal-places="2" loext:min-decimal-places="2" number:min-integer-digits="1" number:grouping="true"/>
    </number:currency-style>
    <number:currency-style style:name="N10135" number:language="en" number:country="CA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35P0"/>
    </number:currency-style>
    <number:number-style style:name="N10136" number:language="en" number:country="CA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 style:data-style-name="N2" text:time-value="18:50:57.5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arkley</meta:initial-creator>
    <meta:creation-date>2017-05-31T18:26:25</meta:creation-date>
    <dc:date>2018-01-30T18:51:19.592000000</dc:date>
    <meta:generator>LibreOffice/5.3.4.2$Windows_X86_64 LibreOffice_project/f82d347ccc0be322489bf7da61d7e4ad13fe2ff3</meta:generator>
    <meta:editing-duration>PT13H14M16S</meta:editing-duration>
    <meta:editing-cycles>54</meta:editing-cycles>
    <meta:document-statistic meta:table-count="1" meta:cell-count="1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